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1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1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1072" table:formula="of:=SUM([.G3:.G184])" table:style-name="ce8">
            <text:p>41072</text:p>
          </table:table-cell>
          <table:table-cell office:value-type="float" office:value="11" table:formula="of:=QUOTIENT([.K6];3600)" table:style-name="ce8">
            <text:p>11</text:p>
          </table:table-cell>
          <table:table-cell office:value-type="float" office:value="24" table:formula="of:=QUOTIENT(([.K6]-[.L6]*3600); 60)" table:style-name="ce8">
            <text:p>24</text:p>
          </table:table-cell>
          <table:table-cell office:value-type="float" office:value="32" table:formula="of:=[.K6]-[.L6]*3600-[.M6]*60" table:style-name="ce8">
            <text:p>32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float" office:value="199.1" table:style-name="ce20">
            <text:p>199,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10">
            <text:p>https://youtu.be/l0ymWM4QsaY</text:p>
          </table:table-cell>
          <table:table-cell table:number-columns-repeated="16376"/>
        </table:table-row>
        <table:table-row table:style-name="ro1">
          <table:table-cell office:value-type="float" office:value="127" table:style-name="ce20">
            <text:p>127</text:p>
          </table:table-cell>
          <table:table-cell table:number-columns-repeated="5" table:style-name="ce8"/>
          <table:table-cell office:value-type="float" office:value="0" table:formula="of:=[.D131]*3600+[.E131]*60+[.F13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8" table:style-name="ce20">
            <text:p>128</text:p>
          </table:table-cell>
          <table:table-cell table:number-columns-repeated="5" table:style-name="ce8"/>
          <table:table-cell office:value-type="float" office:value="0" table:formula="of:=[.D132]*3600+[.E132]*60+[.F13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29" table:style-name="ce20">
            <text:p>129</text:p>
          </table:table-cell>
          <table:table-cell table:number-columns-repeated="5" table:style-name="ce8"/>
          <table:table-cell office:value-type="float" office:value="0" table:formula="of:=[.D133]*3600+[.E133]*60+[.F13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0" table:style-name="ce20">
            <text:p>130</text:p>
          </table:table-cell>
          <table:table-cell table:number-columns-repeated="5" table:style-name="ce8"/>
          <table:table-cell office:value-type="float" office:value="0" table:formula="of:=[.D134]*3600+[.E134]*60+[.F13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1" table:style-name="ce20">
            <text:p>131</text:p>
          </table:table-cell>
          <table:table-cell table:number-columns-repeated="5" table:style-name="ce8"/>
          <table:table-cell office:value-type="float" office:value="0" table:formula="of:=[.D135]*3600+[.E135]*60+[.F13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2" table:style-name="ce20">
            <text:p>132</text:p>
          </table:table-cell>
          <table:table-cell table:number-columns-repeated="5" table:style-name="ce8"/>
          <table:table-cell office:value-type="float" office:value="0" table:formula="of:=[.D136]*3600+[.E136]*60+[.F13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3" table:style-name="ce20">
            <text:p>133</text:p>
          </table:table-cell>
          <table:table-cell table:number-columns-repeated="5" table:style-name="ce8"/>
          <table:table-cell office:value-type="float" office:value="0" table:formula="of:=[.D137]*3600+[.E137]*60+[.F13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5" table:style-name="ce8"/>
          <table:table-cell office:value-type="float" office:value="0" table:formula="of:=[.D184]*3600+[.E184]*60+[.F184]" table:style-name="ce28">
            <text:p>0</text:p>
          </table:table-cell>
          <table:table-cell table:style-name="ce10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meta:initial-creator>foxxp</meta:initial-creator>
    <dc:creator>foxxp</dc:creator>
    <meta:creation-date>2015-06-05T18:19:34Z</meta:creation-date>
    <dc:date>2021-09-17T09:25:15Z</dc:date>
  </office:meta>
</office:document-meta>
</file>